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top="0cm" fo:margin-bottom="0.499cm" style:contextual-spacing="false"/>
    </style:style>
    <style:style style:name="P3" style:family="paragraph" style:parent-style-name="Preformatted_20_Text" style:list-style-name="L2">
      <style:paragraph-properties fo:margin-top="0cm" fo:margin-bottom="0.499cm" style:contextual-spacing="false"/>
    </style:style>
    <style:style style:name="P4" style:family="paragraph" style:parent-style-name="Preformatted_20_Text" style:list-style-name="L3">
      <style:paragraph-properties fo:margin-top="0cm" fo:margin-bottom="0.499cm" style:contextual-spacing="false"/>
    </style:style>
    <style:style style:name="P5" style:family="paragraph" style:parent-style-name="Preformatted_20_Text" style:list-style-name="L4">
      <style:paragraph-properties fo:margin-top="0cm" fo:margin-bottom="0.499cm" style:contextual-spacing="false"/>
    </style:style>
    <style:style style:name="P6" style:family="paragraph" style:parent-style-name="Preformatted_20_Text" style:list-style-name="L5">
      <style:paragraph-properties fo:margin-top="0cm" fo:margin-bottom="0.499cm" style:contextual-spacing="false"/>
    </style:style>
    <style:style style:name="P7" style:family="paragraph" style:parent-style-name="Preformatted_20_Text" style:list-style-name="L6">
      <style:paragraph-properties fo:margin-top="0cm" fo:margin-bottom="0.499cm" style:contextual-spacing="false"/>
    </style:style>
    <style:style style:name="P8" style:family="paragraph" style:parent-style-name="Preformatted_20_Text" style:list-style-name="L7"/>
    <style:style style:name="P9" style:family="paragraph" style:parent-style-name="Preformatted_20_Text" style:list-style-name="L7">
      <style:paragraph-properties fo:margin-top="0cm" fo:margin-bottom="0.499cm" style:contextual-spacing="false"/>
    </style:style>
    <style:style style:name="P10" style:family="paragraph" style:parent-style-name="Preformatted_20_Text" style:list-style-name="L8">
      <style:paragraph-properties fo:margin-top="0cm" fo:margin-bottom="0.499cm" style:contextual-spacing="false"/>
    </style:style>
    <style:style style:name="P11" style:family="paragraph" style:parent-style-name="Preformatted_20_Text" style:list-style-name="L9">
      <style:paragraph-properties fo:margin-top="0cm" fo:margin-bottom="0.499cm" style:contextual-spacing="false"/>
    </style:style>
    <style:style style:name="P12" style:family="paragraph" style:parent-style-name="Preformatted_20_Text" style:list-style-name="L10">
      <style:paragraph-properties fo:margin-top="0cm" fo:margin-bottom="0.499cm" style:contextual-spacing="false"/>
    </style:style>
    <style:style style:name="P13" style:family="paragraph" style:parent-style-name="Preformatted_20_Text" style:list-style-name="L11">
      <style:paragraph-properties fo:margin-top="0cm" fo:margin-bottom="0.499cm" style:contextual-spacing="false"/>
    </style:style>
    <style:style style:name="P14" style:family="paragraph" style:parent-style-name="Preformatted_20_Text" style:list-style-name="L12">
      <style:paragraph-properties fo:margin-top="0cm" fo:margin-bottom="0.499cm" style:contextual-spacing="false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paragraph-properties fo:margin-left="0cm" fo:margin-right="0cm" fo:text-indent="0cm" style:auto-text-indent="false"/>
    </style:style>
    <style:style style:name="P18" style:family="paragraph" style:parent-style-name="Text_20_body" style:list-style-name="L1">
      <style:text-properties fo:font-weight="bold"/>
    </style:style>
    <style:style style:name="P19" style:family="paragraph" style:parent-style-name="Text_20_body" style:list-style-name="L2">
      <style:text-properties fo:font-weight="bold"/>
    </style:style>
    <style:style style:name="P20" style:family="paragraph" style:parent-style-name="Text_20_body" style:list-style-name="L6">
      <style:text-properties fo:font-weight="bold"/>
    </style:style>
    <style:style style:name="P21" style:family="paragraph" style:parent-style-name="Text_20_body" style:list-style-name="L7">
      <style:text-properties fo:font-weight="bold"/>
    </style:style>
    <style:style style:name="P22" style:family="paragraph" style:parent-style-name="Text_20_body" style:list-style-name="L8">
      <style:text-properties fo:font-weight="bold"/>
    </style:style>
    <style:style style:name="P23" style:family="paragraph" style:parent-style-name="Text_20_body" style:list-style-name="L11">
      <style:text-properties fo:font-weight="bold"/>
    </style:style>
    <style:style style:name="P24" style:family="paragraph" style:parent-style-name="Text_20_body" style:list-style-name="L12">
      <style:text-properties fo:font-weight="bold"/>
    </style:style>
    <style:style style:name="P25" style:family="paragraph" style:parent-style-name="Text_20_body" style:list-style-name="L2"/>
    <style:style style:name="P26" style:family="paragraph" style:parent-style-name="Text_20_body" style:list-style-name="L2">
      <style:paragraph-properties fo:margin-left="0cm" fo:margin-right="0cm" fo:text-indent="0cm" style:auto-text-indent="false"/>
    </style:style>
    <style:style style:name="P27" style:family="paragraph" style:parent-style-name="Text_20_body" style:list-style-name="L3"/>
    <style:style style:name="P28" style:family="paragraph" style:parent-style-name="Text_20_body" style:list-style-name="L3">
      <style:paragraph-properties fo:margin-left="0cm" fo:margin-right="0cm" fo:text-indent="0cm" style:auto-text-indent="false"/>
    </style:style>
    <style:style style:name="P29" style:family="paragraph" style:parent-style-name="Text_20_body" style:list-style-name="L4"/>
    <style:style style:name="P30" style:family="paragraph" style:parent-style-name="Text_20_body" style:list-style-name="L4">
      <style:paragraph-properties fo:margin-left="0cm" fo:margin-right="0cm" fo:text-indent="0cm" style:auto-text-indent="false"/>
    </style:style>
    <style:style style:name="P31" style:family="paragraph" style:parent-style-name="Text_20_body" style:list-style-name="L5"/>
    <style:style style:name="P32" style:family="paragraph" style:parent-style-name="Text_20_body" style:list-style-name="L5">
      <style:paragraph-properties fo:margin-left="0cm" fo:margin-right="0cm" fo:text-indent="0cm" style:auto-text-indent="false"/>
    </style:style>
    <style:style style:name="P33" style:family="paragraph" style:parent-style-name="Text_20_body" style:list-style-name="L6"/>
    <style:style style:name="P34" style:family="paragraph" style:parent-style-name="Text_20_body" style:list-style-name="L6">
      <style:paragraph-properties fo:margin-left="0cm" fo:margin-right="0cm" fo:text-indent="0cm" style:auto-text-indent="false"/>
    </style:style>
    <style:style style:name="P35" style:family="paragraph" style:parent-style-name="Text_20_body">
      <style:paragraph-properties fo:margin-left="0cm" fo:margin-right="0cm" fo:text-indent="0cm" style:auto-text-indent="false" style:writing-mode="lr-tb"/>
    </style:style>
    <style:style style:name="P36" style:family="paragraph" style:parent-style-name="Text_20_body" style:list-style-name="L7"/>
    <style:style style:name="P37" style:family="paragraph" style:parent-style-name="Text_20_body" style:list-style-name="L7">
      <style:paragraph-properties fo:margin-left="0cm" fo:margin-right="0cm" fo:text-indent="0cm" style:auto-text-indent="false"/>
    </style:style>
    <style:style style:name="P38" style:family="paragraph" style:parent-style-name="Text_20_body" style:list-style-name="L8"/>
    <style:style style:name="P39" style:family="paragraph" style:parent-style-name="Text_20_body" style:list-style-name="L8">
      <style:paragraph-properties fo:margin-left="0cm" fo:margin-right="0cm" fo:text-indent="0cm" style:auto-text-indent="false"/>
    </style:style>
    <style:style style:name="P40" style:family="paragraph" style:parent-style-name="Text_20_body" style:list-style-name="L9"/>
    <style:style style:name="P41" style:family="paragraph" style:parent-style-name="Text_20_body" style:list-style-name="L9">
      <style:paragraph-properties fo:margin-left="0cm" fo:margin-right="0cm" fo:text-indent="0cm" style:auto-text-indent="false"/>
    </style:style>
    <style:style style:name="P42" style:family="paragraph" style:parent-style-name="Text_20_body" style:list-style-name="L10"/>
    <style:style style:name="P43" style:family="paragraph" style:parent-style-name="Text_20_body" style:list-style-name="L10">
      <style:paragraph-properties fo:margin-left="0cm" fo:margin-right="0cm" fo:text-indent="0cm" style:auto-text-indent="false"/>
    </style:style>
    <style:style style:name="P44" style:family="paragraph" style:parent-style-name="Text_20_body" style:list-style-name="L11"/>
    <style:style style:name="P45" style:family="paragraph" style:parent-style-name="Text_20_body" style:list-style-name="L11">
      <style:paragraph-properties fo:margin-left="0cm" fo:margin-right="0cm" fo:text-indent="0cm" style:auto-text-indent="false"/>
    </style:style>
    <style:style style:name="P46" style:family="paragraph" style:parent-style-name="Text_20_body" style:list-style-name="L12"/>
    <style:style style:name="P47" style:family="paragraph" style:parent-style-name="Text_20_body" style:list-style-name="L12">
      <style:paragraph-properties fo:margin-left="0cm" fo:margin-right="0cm" fo:text-indent="0cm" style:auto-text-indent="false"/>
    </style:style>
    <style:style style:name="P48" style:family="paragraph" style:parent-style-name="Text_20_body">
      <style:paragraph-properties fo:break-before="page"/>
    </style:style>
    <style:style style:name="T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7bc114aba436c34d">
        <text:section text:style-name="Sect2" text:name="model-response-message-contentr_7bc114aba436c34d">
          <text:p text:style-name="Title">Ampliación de un Volumen LVM con ext4 en el LV del <text:span text:style-name="Source_20_Text">/</text:span></text:p>
          <text:p text:style-name="Text_20_body">Cuando el sistema de archivos raíz (<text:span text:style-name="Source_20_Text">/</text:span>) de tu instalación Linux, que reside en un <text:span text:style-name="T1">Volumen Lógico (LV)</text:span> LVM con formato <text:span text:style-name="T1">ext4</text:span>, empieza a quedarse sin espacio, es crucial ampliarlo de manera segura y eficiente. Este procedimiento te guiará paso a paso, combinando mi experiencia en Linux con un enfoque pedagógico para asegurar que cada fase sea clara y comprensible.</text:p>
          <text:p text:style-name="Text_20_body"><text:span text:style-name="T1">¡Advertencia!</text:span> Antes de comenzar, asegúrate de tener una <text:span text:style-name="T1">copia de seguridad completa</text:span> de tus datos importantes. Aunque este procedimiento es seguro si se sigue correctamente, cualquier interrupción o error podría llevar a la pérdida de datos.</text:p>
          <text:h text:style-name="Heading_20_3" text:outline-level="3">1. Verificación del Espacio Actual</text:h>
          <text:p text:style-name="Text_20_body">Lo primero es confirmar la situación actual del espacio y la configuración LVM.</text:p>
          <text:list text:style-name="L1">
            <text:list-item>
              <text:p text:style-name="P18">Verificar el espacio en disco:</text:p>
              <text:p text:style-name="P17"/>
              <text:p text:style-name="P2"><text:span text:style-name="Source_20_Text">df -h /</text:span></text:p>
              <text:p text:style-name="P16">Esto te mostrará el espacio usado, disponible y el porcentaje de uso para el sistema de archivos raíz. Un valor cercano al 100% indica la necesidad de ampliación.</text:p>
            </text:list-item>
            <text:list-item>
              <text:p text:style-name="P18">Verificar la estructura LVM:</text:p>
              <text:p text:style-name="P17"/>
              <text:p text:style-name="P1"><text:span text:style-name="Source_20_Text">sudo vgs</text:span></text:p>
              <text:p text:style-name="P1"><text:span text:style-name="Source_20_Text">sudo lvs</text:span></text:p>
              <text:p text:style-name="P2"><text:span text:style-name="Source_20_Text">sudo pvs</text:span></text:p>
              <text:p text:style-name="P16">Estos comandos te darán información crucial sobre tus <text:span text:style-name="T1">Grupos de Volúmenes (VG)</text:span>, <text:span text:style-name="T1">Volúmenes Lógicos (LV)</text:span> y <text:span text:style-name="T1">Volúmenes Físicos (PV)</text:span>, respectivamente. Es importante identificar el VG al que pertenece tu LV raíz (<text:span text:style-name="Source_20_Text">/</text:span>).</text:p>
            </text:list-item>
          </text:list>
          <text:h text:style-name="Heading_20_3" text:outline-level="3">2. Identificación del Espacio Disponible</text:h>
          <text:p text:style-name="Text_20_body">Necesitamos encontrar espacio libre en un disco duro o añadir uno nuevo para usarlo en LVM.</text:p>
          <text:list text:style-name="L2">
            <text:list-item>
              <text:p text:style-name="P19">Discos y particiones:</text:p>
              <text:p text:style-name="P26"/>
              <text:p text:style-name="P3"><text:span text:style-name="Source_20_Text">lsblk -f</text:span></text:p>
              <text:p text:style-name="P25">Este comando te mostrará todos los discos y particiones, incluyendo su tipo de sistema de archivos. Busca un disco o una partición que no esté siendo utilizada o que pueda ser redimensionada para crear un nuevo PV. Si no tienes espacio, deberás añadir un nuevo disco físico.</text:p>
            </text:list-item>
            <text:list-item>
              <text:p text:style-name="P25"><text:soft-page-break/><text:span text:style-name="T1">Espacio libre en el VG:</text:span> Si el VG al que pertenece tu LV raíz ya tiene espacio libre, puedes omitir la creación de un nuevo PV y pasar directamente al paso 4. Para verificar el espacio libre en tu VG:</text:p>
              <text:p text:style-name="P26"/>
              <text:p text:style-name="P3"><text:span text:style-name="Source_20_Text">sudo vgs</text:span></text:p>
              <text:p text:style-name="P25">En la salida, busca la columna <text:span text:style-name="Source_20_Text">VFree</text:span> para tu VG.</text:p>
            </text:list-item>
          </text:list>
          <text:h text:style-name="Heading_20_3" text:outline-level="3">3. Añadir Espacio a LVM (Si es Necesario)</text:h>
          <text:p text:style-name="Text_20_body">Si no hay espacio libre en tu VG actual, necesitas extenderlo. Esto implica añadir un nuevo disco o una nueva partición como un PV.</text:p>
          <text:list text:style-name="L3">
            <text:list-item>
              <text:p text:style-name="P27"><text:span text:style-name="T1">Inicializar un nuevo PV:</text:span> Supongamos que has identificado un nuevo disco (ej. <text:span text:style-name="Source_20_Text">/dev/sdb</text:span>) o una partición (ej. <text:span text:style-name="Source_20_Text">/dev/sdc1</text:span>).</text:p>
              <text:p text:style-name="P28"/>
              <text:p text:style-name="P4"><text:span text:style-name="Source_20_Text">sudo pvcreate /dev/sdb <text:s/># O /dev/sdc1 si es una partición</text:span></text:p>
              <text:p text:style-name="P27">Este comando inicializa el disco o la partición para que pueda ser utilizada por LVM.</text:p>
            </text:list-item>
            <text:list-item>
              <text:p text:style-name="P27"><text:span text:style-name="T1">Extender el VG existente:</text:span> Ahora, añade el nuevo PV a tu VG donde reside el LV raíz. Reemplaza <text:span text:style-name="Source_20_Text">your_vg_name</text:span> con el nombre de tu Grupo de Volúmenes (lo obtuviste con <text:span text:style-name="Source_20_Text">sudo lvs</text:span> o <text:span text:style-name="Source_20_Text">sudo vgs</text:span>) y <text:span text:style-name="Source_20_Text">/dev/sdb</text:span> (o <text:span text:style-name="Source_20_Text">/dev/sdc1</text:span>) con tu nuevo PV.</text:p>
              <text:p text:style-name="P28"/>
              <text:p text:style-name="P4"><text:span text:style-name="Source_20_Text">sudo vgextend your_vg_name /dev/sdb</text:span></text:p>
              <text:p text:style-name="P27">Confirma que el espacio se ha añadido al VG:</text:p>
              <text:p text:style-name="P28"/>
              <text:p text:style-name="P4"><text:span text:style-name="Source_20_Text">sudo vgs</text:span></text:p>
              <text:p text:style-name="P27">Verás que el valor de <text:span text:style-name="Source_20_Text">VFree</text:span> para tu VG ha aumentado.</text:p>
            </text:list-item>
          </text:list>
          <text:h text:style-name="Heading_20_3" text:outline-level="3">4. Ampliar el Volumen Lógico (LV)</text:h>
          <text:p text:style-name="Text_20_body">Con espacio disponible en el VG, ahora puedes ampliar tu LV.</text:p>
          <text:list text:style-name="L4">
            <text:list-item>
              <text:p text:style-name="P29"><text:span text:style-name="T1">Identificar el LV raíz:</text:span> Normalmente, el LV raíz se llama <text:span text:style-name="Source_20_Text">root</text:span> o similar y reside en un VG como <text:span text:style-name="Source_20_Text">vg_system</text:span> o <text:span text:style-name="Source_20_Text">ubuntu-vg</text:span>. Puedes confirmarlo con <text:span text:style-name="Source_20_Text">sudo lvs</text:span>. Suponiendo que tu LV se llama <text:span text:style-name="Source_20_Text">root</text:span> y tu VG se llama <text:span text:style-name="Source_20_Text">your_vg_name</text:span>.</text:p>
            </text:list-item>
            <text:list-item>
              <text:p text:style-name="P29"><text:span text:style-name="T1">Extender el LV:</text:span> Puedes extender el LV en una cantidad específica de espacio (ej. <text:span text:style-name="Source_20_Text">+10G</text:span> para 10 GB adicionales) o usar todo el espacio libre disponible (<text:span text:style-name="Source_20_Text">-l +100%FREE</text:span>). Para extenderlo en una cantidad específica:</text:p>
              <text:p text:style-name="P30"/>
              <text:p text:style-name="P5"><text:span text:style-name="Source_20_Text">sudo lvextend -L +10G /dev/your_vg_name/root</text:span></text:p>
              <text:p text:style-name="P29"><text:soft-page-break/>Para extenderlo utilizando todo el espacio libre disponible en el VG:</text:p>
              <text:p text:style-name="P30"/>
              <text:p text:style-name="P5"><text:span text:style-name="Source_20_Text">sudo lvextend -l +100%FREE /dev/your_vg_name/root</text:span></text:p>
              <text:p text:style-name="P29">Verifica la nueva distribución del LV:</text:p>
              <text:p text:style-name="P30"/>
              <text:p text:style-name="P5"><text:span text:style-name="Source_20_Text">sudo lvs</text:span></text:p>
            </text:list-item>
          </text:list>
          <text:h text:style-name="Heading_20_3" text:outline-level="3">5. Redimensionar el Sistema de Archivos ext4</text:h>
          <text:p text:style-name="Text_20_body">Finalmente, una vez que el LV ha sido ampliado, necesitas decirle al sistema de archivos <text:span text:style-name="T1">ext4</text:span> que use el nuevo espacio.</text:p>
          <text:list text:style-name="L5">
            <text:list-item>
              <text:p text:style-name="P31"><text:span text:style-name="T1">Redimensionar ext4 en línea:</text:span> Para sistemas de archivos ext4, puedes redimensionar en línea (sin desmontar el sistema de archivos) si la versión de <text:span text:style-name="Source_20_Text">resize2fs</text:span> lo soporta (lo cual es común en versiones modernas).</text:p>
              <text:p text:style-name="P32"/>
              <text:p text:style-name="P6"><text:span text:style-name="Source_20_Text">sudo resize2fs /dev/your_vg_name/root</text:span></text:p>
              <text:p text:style-name="P31">Este comando automáticamente detectará el tamaño del LV subyacente y expandirá el sistema de archivos para usar todo el espacio disponible.</text:p>
            </text:list-item>
          </text:list>
          <text:h text:style-name="Heading_20_3" text:outline-level="3">6. Verificación Final</text:h>
          <text:p text:style-name="Text_20_body">Confirma que la ampliación ha sido exitosa y que el sistema de archivos ext4 está utilizando el nuevo espacio.</text:p>
          <text:list text:style-name="L6">
            <text:list-item>
              <text:p text:style-name="P20">Verificar el espacio en disco de nuevo:</text:p>
              <text:p text:style-name="P34"/>
              <text:p text:style-name="P7"><text:span text:style-name="Source_20_Text">df -h /</text:span></text:p>
              <text:p text:style-name="P33">Deberías ver que el espacio total para <text:span text:style-name="Source_20_Text">/</text:span> ha aumentado y el porcentaje de uso ha disminuido, reflejando el nuevo espacio disponible.</text:p>
            </text:list-item>
          </text:list>
          <text:p text:style-name="Horizontal_20_Line"/>
          <text:p text:style-name="Text_20_body"/>
          <text:p text:style-name="P48"/>
        </text:section>
      </text:section>
      <text:section text:style-name="Sect1" text:name="0c62d99db9ac2355">
        <text:section text:style-name="Sect2" text:name="model-response-message-contentr_0c62d99db9ac2355">
          <text:p text:style-name="Title">Ampliación de un Volumen LVM con xfs en el LV del /</text:p>
          <text:p text:style-name="Text_20_body"><text:span text:style-name="T1">¡Advertencia!</text:span> Antes de comenzar, y reitero la importancia, asegúrate de tener una <text:span text:style-name="T1">copia de seguridad completa</text:span> de tus datos importantes. La gestión de particiones y volúmenes siempre conlleva un riesgo, por pequeño que sea.</text:p>
          <text:h text:style-name="Heading_20_3" text:outline-level="3">1. Verificación del Espacio Actual (Idéntico a ext4)</text:h>
          <text:p text:style-name="Text_20_body">Como con ext4, lo primero es confirmar la situación actual del espacio y la configuración LVM.</text:p>
          <text:list text:style-name="L7">
            <text:list-item>
              <text:p text:style-name="P21">Verificar el espacio en disco:</text:p>
              <text:p text:style-name="P37"/>
              <text:p text:style-name="P9"><text:span text:style-name="Source_20_Text">df -h /</text:span></text:p>
              <text:p text:style-name="P36">Esto te mostrará el espacio usado, disponible y el porcentaje de uso para el sistema de archivos raíz. Un valor cercano al 100% indica la necesidad de ampliación.</text:p>
            </text:list-item>
            <text:list-item>
              <text:p text:style-name="P21">Verificar la estructura LVM:</text:p>
              <text:p text:style-name="P37"/>
              <text:p text:style-name="P8"><text:span text:style-name="Source_20_Text">sudo vgs</text:span></text:p>
              <text:p text:style-name="P8"><text:span text:style-name="Source_20_Text">sudo lvs</text:span></text:p>
              <text:p text:style-name="P9"><text:span text:style-name="Source_20_Text">sudo pvs</text:span></text:p>
              <text:p text:style-name="P36">Estos comandos te darán información crucial sobre tus <text:span text:style-name="T1">Grupos de Volúmenes (VG)</text:span>, <text:span text:style-name="T1">Volúmenes Lógicos (LV)</text:span> y <text:span text:style-name="T1">Volúmenes Físicos (PV)</text:span>, respectivamente. Es fundamental identificar el VG al que pertenece tu LV raíz (<text:span text:style-name="Source_20_Text">/</text:span>) y confirmar que su sistema de ficheros es XFS.</text:p>
            </text:list-item>
          </text:list>
          <text:h text:style-name="Heading_20_3" text:outline-level="3">2. Identificación del Espacio Disponible (Idéntico a ext4)</text:h>
          <text:p text:style-name="Text_20_body">Necesitamos encontrar espacio libre en un disco duro o añadir uno nuevo para usarlo en LVM.</text:p>
          <text:list text:style-name="L8">
            <text:list-item>
              <text:p text:style-name="P22">Discos y particiones:</text:p>
              <text:p text:style-name="P39"/>
              <text:p text:style-name="P10"><text:span text:style-name="Source_20_Text">lsblk -f</text:span></text:p>
              <text:p text:style-name="P38">Este comando te mostrará todos los discos y particiones, incluyendo su tipo de sistema de archivos. Busca un disco o una partición que no esté siendo utilizada o que pueda ser redimensionada para crear un nuevo PV. Si no tienes espacio, deberás añadir un nuevo disco físico.</text:p>
            </text:list-item>
            <text:list-item>
              <text:p text:style-name="P38"><text:span text:style-name="T1">Espacio libre en el VG:</text:span> Si el VG al que pertenece tu LV raíz ya tiene espacio libre, puedes omitir la creación de un nuevo PV y pasar directamente al paso 4. Para verificar el espacio libre en tu VG:</text:p>
              <text:p text:style-name="P39"><text:soft-page-break/></text:p>
              <text:p text:style-name="P10"><text:span text:style-name="Source_20_Text">sudo vgs</text:span></text:p>
              <text:p text:style-name="P38">En la salida, busca la columna <text:span text:style-name="Source_20_Text">VFree</text:span> para tu VG.</text:p>
            </text:list-item>
          </text:list>
          <text:h text:style-name="Heading_20_3" text:outline-level="3">3. Añadir Espacio a LVM (Si es Necesario) (Idéntico a ext4)</text:h>
          <text:p text:style-name="Text_20_body">Si no hay espacio libre en tu VG actual, necesitas extenderlo. Esto implica añadir un nuevo disco o una nueva partición como un PV.</text:p>
          <text:list text:style-name="L9">
            <text:list-item>
              <text:p text:style-name="P40"><text:span text:style-name="T1">Inicializar un nuevo PV:</text:span> Supongamos que has identificado un nuevo disco (ej. <text:span text:style-name="Source_20_Text">/dev/sdb</text:span>) o una partición (ej. <text:span text:style-name="Source_20_Text">/dev/sdc1</text:span>).</text:p>
              <text:p text:style-name="P41"/>
              <text:p text:style-name="P11"><text:span text:style-name="Source_20_Text">sudo pvcreate /dev/sdb <text:s/># O /dev/sdc1 si es una partición</text:span></text:p>
              <text:p text:style-name="P40">Este comando inicializa el disco o la partición para que pueda ser utilizada por LVM.</text:p>
            </text:list-item>
            <text:list-item>
              <text:p text:style-name="P40"><text:span text:style-name="T1">Extender el VG existente:</text:span> Ahora, añade el nuevo PV a tu VG donde reside el LV raíz. Reemplaza <text:span text:style-name="Source_20_Text">your_vg_name</text:span> con el nombre de tu Grupo de Volúmenes (lo obtuviste con <text:span text:style-name="Source_20_Text">sudo lvs</text:span> o <text:span text:style-name="Source_20_Text">sudo vgs</text:span>) y <text:span text:style-name="Source_20_Text">/dev/sdb</text:span> (o <text:span text:style-name="Source_20_Text">/dev/sdc1</text:span>) con tu nuevo PV.</text:p>
              <text:p text:style-name="P41"/>
              <text:p text:style-name="P11"><text:span text:style-name="Source_20_Text">sudo vgextend your_vg_name /dev/sdb</text:span></text:p>
              <text:p text:style-name="P40">Confirma que el espacio se ha añadido al VG:</text:p>
              <text:p text:style-name="P41"/>
              <text:p text:style-name="P11"><text:span text:style-name="Source_20_Text">sudo vgs</text:span></text:p>
              <text:p text:style-name="P40">Verás que el valor de <text:span text:style-name="Source_20_Text">VFree</text:span> para tu VG ha aumentado.</text:p>
            </text:list-item>
          </text:list>
          <text:h text:style-name="Heading_20_3" text:outline-level="3">4. Ampliar el Volumen Lógico (LV) (Idéntico a ext4)</text:h>
          <text:p text:style-name="Text_20_body">Con espacio disponible en el VG, ahora puedes ampliar tu LV.</text:p>
          <text:list text:style-name="L10">
            <text:list-item>
              <text:p text:style-name="P42"><text:span text:style-name="T1">Identificar el LV raíz:</text:span> Normalmente, el LV raíz se llama <text:span text:style-name="Source_20_Text">root</text:span> o similar y reside en un VG como <text:span text:style-name="Source_20_Text">vg_system</text:span> o <text:span text:style-name="Source_20_Text">ubuntu-vg</text:span>. Puedes confirmarlo con <text:span text:style-name="Source_20_Text">sudo lvs</text:span>. Suponiendo que tu LV se llama <text:span text:style-name="Source_20_Text">root</text:span> y tu VG se llama <text:span text:style-name="Source_20_Text">your_vg_name</text:span>.</text:p>
            </text:list-item>
            <text:list-item>
              <text:p text:style-name="P42"><text:span text:style-name="T1">Extender el LV:</text:span> Puedes extender el LV en una cantidad específica de espacio (ej. <text:span text:style-name="Source_20_Text">+10G</text:span> para 10 GB adicionales) o usar todo el espacio libre disponible (<text:span text:style-name="Source_20_Text">-l +100%FREE</text:span>). Para extenderlo en una cantidad específica:</text:p>
              <text:p text:style-name="P43"/>
              <text:p text:style-name="P12"><text:span text:style-name="Source_20_Text">sudo lvextend -L +10G /dev/your_vg_name/root</text:span></text:p>
              <text:p text:style-name="P42">Para extenderlo utilizando todo el espacio libre disponible en el VG:</text:p>
              <text:p text:style-name="P43"/>
              <text:p text:style-name="P12"><text:span text:style-name="Source_20_Text">sudo lvextend -l +100%FREE /dev/your_vg_name/root</text:span></text:p>
              <text:p text:style-name="P42"><text:soft-page-break/>Verifica la nueva distribución del LV:</text:p>
              <text:p text:style-name="P43"/>
              <text:p text:style-name="P12"><text:span text:style-name="Source_20_Text">sudo lvs</text:span></text:p>
            </text:list-item>
          </text:list>
          <text:h text:style-name="Heading_20_3" text:outline-level="3">5. Redimensionar el Sistema de Archivos XFS (¡Aquí está la diferencia!)</text:h>
          <text:p text:style-name="Text_20_body">Una vez que el LV ha sido ampliado, necesitas indicarle al sistema de archivos <text:span text:style-name="T1">XFS</text:span> que utilice el nuevo espacio. Para XFS, el comando para redimensionar en línea es <text:span text:style-name="Source_20_Text">xfs_growfs</text:span>.</text:p>
          <text:list text:style-name="L11">
            <text:list-item>
              <text:p text:style-name="P23">Redimensionar XFS en línea:</text:p>
              <text:p text:style-name="P45"/>
              <text:p text:style-name="P13"><text:span text:style-name="Source_20_Text">sudo xfs_growfs /</text:span></text:p>
              <text:p text:style-name="P44"><text:span text:style-name="T1">Nota importante:</text:span> A diferencia de <text:span text:style-name="Source_20_Text">resize2fs</text:span> para ext4, <text:span text:style-name="Source_20_Text">xfs_growfs</text:span> no necesita que le especifiques el dispositivo. Simplemente le indicas el punto de montaje del sistema de archivos que quieres expandir (en este caso, <text:span text:style-name="Source_20_Text">/</text:span>). El comando automáticamente detectará el tamaño del LV subyacente y expandirá el sistema de archivos para usar todo el espacio disponible.</text:p>
            </text:list-item>
          </text:list>
          <text:h text:style-name="Heading_20_3" text:outline-level="3">6. Verificación Final (Idéntico a ext4)</text:h>
          <text:p text:style-name="Text_20_body">Confirma que la ampliación ha sido exitosa y que el sistema de archivos XFS está utilizando el nuevo espacio.</text:p>
          <text:list text:style-name="L12">
            <text:list-item>
              <text:p text:style-name="P24">Verificar el espacio en disco de nuevo:</text:p>
              <text:p text:style-name="P47"/>
              <text:p text:style-name="P14"><text:span text:style-name="Source_20_Text">df -h /</text:span></text:p>
              <text:p text:style-name="P46">Deberías ver que el espacio total para <text:span text:style-name="Source_20_Text">/</text:span> ha aumentado y el porcentaje de uso ha disminuido, reflejando el nuevo espacio disponible.</text:p>
            </text:list-item>
          </text:list>
        </text:section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7:58:34.062277054</meta:creation-date>
    <dc:date>2025-07-03T18:01:24.070668848</dc:date>
    <meta:editing-duration>PT2M51S</meta:editing-duration>
    <meta:editing-cycles>1</meta:editing-cycles>
    <meta:document-statistic meta:table-count="0" meta:image-count="0" meta:object-count="0" meta:page-count="6" meta:paragraph-count="123" meta:word-count="1541" meta:character-count="8558" meta:non-whitespace-character-count="7208"/>
    <meta:generator>LibreOffice/24.2.2.2$Linux_X86_64 LibreOffice_project/d56cc158d8a96260b836f100ef4b4ef25d6f1a01</meta:generator>
  </office:meta>
</office:document-meta>
</file>